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rsid="0013eb7d" officeooo:paragraph-rsid="0006fb41"/>
    </style:style>
    <style:style style:name="P3" style:family="paragraph" style:parent-style-name="Standard">
      <style:text-properties style:font-name="Verdana" officeooo:rsid="00049183" officeooo:paragraph-rsid="00049183"/>
    </style:style>
    <style:style style:name="P4" style:family="paragraph" style:parent-style-name="Standard">
      <style:paragraph-properties fo:margin-top="0in" fo:margin-bottom="0in" loext:contextual-spacing="false"/>
      <style:text-properties style:font-name="Verdana" officeooo:rsid="0013eb7d" officeooo:paragraph-rsid="0013eb7d"/>
    </style:style>
    <style:style style:name="P5" style:family="paragraph" style:parent-style-name="Standard">
      <style:paragraph-properties fo:margin-top="0in" fo:margin-bottom="0in" loext:contextual-spacing="false"/>
      <style:text-properties style:font-name="Verdana" officeooo:rsid="0013eb7d" officeooo:paragraph-rsid="000982b8"/>
    </style:style>
    <style:style style:name="T1" style:family="text">
      <style:text-properties officeooo:rsid="0007797a"/>
    </style:style>
    <style:style style:name="T2" style:family="text">
      <style:text-properties officeooo:rsid="0008e244"/>
    </style:style>
    <style:style style:name="T3" style:family="text">
      <style:text-properties officeooo:rsid="000adfcb"/>
    </style:style>
    <style:style style:name="T4" style:family="text">
      <style:text-properties officeooo:rsid="000ba3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G.SnippetFile-08AUG2024.20240820 ==&gt;</text:p>
      <text:p text:style-name="P2"/>
      <text:p text:style-name="P2">8/20/2024</text:p>
      <text:p text:style-name="P4"/>
      <text:p text:style-name="P5">It feels like fall today. I put a blanket on my bed last night. Windows open and I felt calm, peaceful. I woke up a couple of times, but had a pretty restful night. I woke up feeling pretty good, feeling positive. </text:p>
      <text:p text:style-name="P5">I want to read and study, see where this path takes me. Just maybe I have some valid points and I’ve just been dissed by wayward souls. This feels right, it feels authentic. So keep this new commitment, read, think, write, converse. Do the work. It’s all about the character, the authenticity of the work.</text:p>
      <text:p text:style-name="P4"><text:span text:style-name="T1">What happens when you die?</text:span> I can only imagine, <text:span text:style-name="T2">of course.</text:span> What is the end like for an atheist? <text:span text:style-name="T1">What is the end like for a person of faith? </text:span>Where does the concept of eternity come from? Is it just an infantile urge, an irrational fantasy? What does it mean existentially to deny the very idea of God? Is it just a kind of palliative at the end, just feel-good stuff to ease your way? <text:span text:style-name="T3">How does the idea of God make my life "better."</text:span> What about the idea of God as a shared reality? <text:span text:style-name="T4">Now</text:span>, granted that we all die alone. It’s just being set free from everything we’ve known. Consciousness ends, at least as we’re conscious of consciousness. So it’s all a tautolog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 style:class="text">
      <style:paragraph-properties fo:margin-top="0.278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20pt" fo:language="en" fo:country="US" style:letter-kerning="false"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next-style-name="Standard" style:default-outline-level="" style:class="text">
      <style:paragraph-properties fo:margin-top="0.25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16pt" fo:language="en" fo:country="US" fo:font-weight="normal" style:letter-kerning="false"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next-style-name="Standard" style:default-outline-level="" style:class="text">
      <style:paragraph-properties fo:margin-top="0.222in" fo:margin-bottom="0.0555in" loext:contextual-spacing="true" fo:line-height="100%" fo:text-align="start" style:justify-single-word="false" fo:keep-together="always" fo:orphans="0" fo:widows="0" fo:keep-with-next="always" style:writing-mode="lr-tb"/>
      <style:text-properties fo:color="#434343" style:font-name="Arial1" fo:font-family="Arial" style:font-family-generic="roman" style:font-pitch="variable" fo:font-size="14pt" fo:language="en" fo:country="US" fo:font-weight="normal" style:letter-kerning="false"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fo:font-style="italic" style:letter-kerning="false"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1" fo:font-family="Arial" style:font-family-generic="roman" style:font-pitch="variable" fo:font-size="11pt" fo:language="en" fo:country="US" fo:font-style="normal" style:text-underline-style="none" fo:font-weight="normal" style:letter-kerning="fals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true" fo:line-height="100%" fo:keep-together="always" fo:keep-with-next="always"/>
      <style:text-properties fo:color="#666666"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14S</meta:editing-duration>
    <meta:editing-cycles>10</meta:editing-cycles>
    <meta:generator>LibreOffice/5.4.3.2$Windows_X86_64 LibreOffice_project/92a7159f7e4af62137622921e809f8546db437e5</meta:generator>
    <dc:date>2024-08-22T10:50:11.428000000</dc:date>
    <meta:document-statistic meta:table-count="0" meta:image-count="0" meta:object-count="0" meta:page-count="1" meta:paragraph-count="5" meta:word-count="225" meta:character-count="1224" meta:non-whitespace-character-count="1003"/>
    <meta:user-defined meta:name="Info 1"/>
    <meta:user-defined meta:name="Info 2"/>
    <meta:user-defined meta:name="Info 3"/>
    <meta:user-defined meta:name="Info 4"/>
  </office:meta>
</office:document-meta>
</file>